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e972b" officeooo:paragraph-rsid="000e972b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e972b" officeooo:paragraph-rsid="000e972b" fo:background-color="#ffff00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XPRESSOES REGULARES FORMULARIOS WEB:</text:p>
      <text:p text:style-name="P1"/>
      <text:p text:style-name="P1">Claro! Vou te fornecer as **expressões regulares (regex)** para validar campos comuns em formulários HTML5, como **Nome**, **Endereço**, **Email** e **Telefone**. Além disso, vou mostrar como integrá-las ao HTML usando o atributo `pattern`.</text:p>
      <text:p text:style-name="P1"/>
      <text:p text:style-name="P1">---</text:p>
      <text:p text:style-name="P1"/>
      <text:p text:style-name="P1">### 1. **Nome**</text:p>
      <text:p text:style-name="P1">Para validar um nome (considerando apenas letras, espaços e acentos):</text:p>
      <text:p text:style-name="P1"/>
      <text:p text:style-name="P1">#### Expressão Regular:</text:p>
      <text:p text:style-name="P1">```regex</text:p>
      <text:p text:style-name="P2">^[A-Za-zÀ-ÿ\s']+$</text:p>
      <text:p text:style-name="P1">```</text:p>
      <text:p text:style-name="P1"/>
      <text:p text:style-name="P1">#### Explicação:</text:p>
      <text:p text:style-name="P1">- `^` e `$`: Delimitam o início e o fim da string.</text:p>
      <text:p text:style-name="P1">- `[A-Za-zÀ-ÿ]`: Aceita letras maiúsculas, minúsculas e caracteres acentuados.</text:p>
      <text:p text:style-name="P1">- `\s`: Aceita espaços.</text:p>
      <text:p text:style-name="P1">- `'`: Aceita apóstrofos (útil para nomes como "O'Connor").</text:p>
      <text:p text:style-name="P1">- `+`: Garante que haja pelo menos um caractere.</text:p>
      <text:p text:style-name="P1"/>
      <text:p text:style-name="P1">#### HTML:</text:p>
      <text:p text:style-name="P1">```html</text:p>
      <text:p text:style-name="P1">&lt;input type="text" name="nome" pattern="^[A-Za-zÀ-ÿ\s']+$" title="Insira apenas letras, espaços e acentos." required&gt;</text:p>
      <text:p text:style-name="P1">```</text:p>
      <text:p text:style-name="P1"/>
      <text:p text:style-name="P1">---</text:p>
      <text:p text:style-name="P1"/>
      <text:p text:style-name="P1">### 2. **Endereço**</text:p>
      <text:p text:style-name="P1">Para validar um endereço (considerando letras, números, espaços e caracteres especiais comuns):</text:p>
      <text:p text:style-name="P1"/>
      <text:p text:style-name="P1">#### Expressão Regular:</text:p>
      <text:p text:style-name="P1">```regex</text:p>
      <text:p text:style-name="P2">^[A-Za-z0-9À-ÿ\s.,'-]+$</text:p>
      <text:p text:style-name="P1">```</text:p>
      <text:p text:style-name="P1"/>
      <text:p text:style-name="P1">#### Explicação:</text:p>
      <text:p text:style-name="P1">- `[A-Za-z0-9À-ÿ]`: Aceita letras, números e caracteres acentuados.</text:p>
      <text:p text:style-name="P1">- `\s`: Aceita espaços.</text:p>
      <text:p text:style-name="P1">- `.,'-`: Aceita pontos, vírgulas, apóstrofos e hífens.</text:p>
      <text:p text:style-name="P1"/>
      <text:p text:style-name="P1">#### HTML:</text:p>
      <text:p text:style-name="P1">```html</text:p>
      <text:p text:style-name="P1">&lt;input type="text" name="endereco" pattern="^[A-Za-z0-9À-ÿ\s.,'-]+$" title="Insira um endereço válido." required&gt;</text:p>
      <text:p text:style-name="P1">```</text:p>
      <text:p text:style-name="P1"/>
      <text:p text:style-name="P1">---</text:p>
      <text:p text:style-name="P1"><text:soft-page-break/></text:p>
      <text:p text:style-name="P1">### 3. **Email**</text:p>
      <text:p text:style-name="P1">Para validar um email (formato básico):</text:p>
      <text:p text:style-name="P1"/>
      <text:p text:style-name="P1">#### Expressão Regular:</text:p>
      <text:p text:style-name="P1">```regex</text:p>
      <text:p text:style-name="P2">^[a-zA-Z0-9._%+-]+@[a-zA-Z0-9.-]+\.[a-zA-Z]{2,}$</text:p>
      <text:p text:style-name="P1">```</text:p>
      <text:p text:style-name="P1"/>
      <text:p text:style-name="P1">#### Explicação:</text:p>
      <text:p text:style-name="P1">- `[a-zA-Z0-9._%+-]+`: Aceita letras, números, pontos, underscores, porcentagens, sinais de mais e hífens antes do `@`.</text:p>
      <text:p text:style-name="P1">- `@`: Obrigatório para separar o nome do domínio.</text:p>
      <text:p text:style-name="P1">- `[a-zA-Z0-9.-]+`: Aceita letras, números, pontos e hífens no domínio.</text:p>
      <text:p text:style-name="P1">- `\.[a-zA-Z]{2,}`: Aceita um ponto seguido de pelo menos duas letras (ex: `.com`, `.org`).</text:p>
      <text:p text:style-name="P1"/>
      <text:p text:style-name="P1">#### HTML:</text:p>
      <text:p text:style-name="P1">```html</text:p>
      <text:p text:style-name="P1">&lt;input type="email" name="email" pattern="^[a-zA-Z0-9._%+-]+@[a-zA-Z0-9.-]+\.[a-zA-Z]{2,}$" title="Insira um email válido." required&gt;</text:p>
      <text:p text:style-name="P1">```</text:p>
      <text:p text:style-name="P1"/>
      <text:p text:style-name="P1">---</text:p>
      <text:p text:style-name="P1"/>
      <text:p text:style-name="P1">### 4. **Telefone**</text:p>
      <text:p text:style-name="P1">Para validar um telefone (formato brasileiro, com ou sem máscara):</text:p>
      <text:p text:style-name="P1"/>
      <text:p text:style-name="P1">#### Expressão Regular:</text:p>
      <text:p text:style-name="P1">```regex</text:p>
      <text:p text:style-name="P2">^(\(?\d{2}\)?\s?)?(\d{4,5}-?\d{4})$</text:p>
      <text:p text:style-name="P1">```</text:p>
      <text:p text:style-name="P1"/>
      <text:p text:style-name="P1">#### Explicação:</text:p>
      <text:p text:style-name="P1">- `(\(?\d{2}\)?\s?)?`: Aceita o código de área (DDD) com ou sem parênteses e espaços (opcional).</text:p>
      <text:p text:style-name="P1">- `\d{4,5}`: Aceita 4 ou 5 dígitos (para númer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3:20:09.948112831</meta:creation-date>
    <dc:date>2025-03-10T18:08:48.324112804</dc:date>
    <meta:editing-duration>PT2H16M41S</meta:editing-duration>
    <meta:editing-cycles>1</meta:editing-cycles>
    <meta:document-statistic meta:table-count="0" meta:image-count="0" meta:object-count="0" meta:page-count="2" meta:paragraph-count="60" meta:word-count="300" meta:character-count="2251" meta:non-whitespace-character-count="2011"/>
    <meta:generator>LibreOffice/24.2.7.2$Linux_X86_64 LibreOffice_project/420$Build-2</meta:generator>
  </office:meta>
</office:document-meta>
</file>